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9cm" draw:stroke-linejoin="miter" draw:fill="solid" draw:fill-color="#f26002"/>
    </style:style>
    <style:style style:name="P1" style:family="paragraph">
      <loext:graphic-properties draw:fill="solid" draw:fill-color="#f26002"/>
    </style:style>
  </office:automatic-styles>
  <office:body>
    <office:drawing>
      <draw:page draw:name="page1" draw:style-name="dp1" draw:master-page-name="Default">
        <draw:path draw:style-name="gr1" draw:text-style-name="P1" draw:layer="layout" svg:width="25.583cm" svg:height="26.253cm" svg:x="0.331cm" svg:y="1.872cm" svg:viewBox="0 0 25584 26254" svg:d="M1714 15091l-1301-1300c-551-551-551-1442 0-1987l11385-11391c551-551 1442-551 1987 0l11385 11385c551 551 551 1442 0 1987l-1301 1301c-557 556-1465 544-2010-24l-6721-7055v16841c0 779-627 1406-1406 1406h-1875c-779 0-1406-627-1406-1406v-16841l-6727 7061c-545 574-1453 586-2010 23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6.25cm" fo:page-height="37.12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2-22T10:51:21.543140842</dc:date>
    <meta:editing-duration>PT1M9S</meta:editing-duration>
    <meta:editing-cycles>1</meta:editing-cycles>
    <meta:document-statistic meta:object-count="1"/>
    <meta:generator>LibreOffice/6.0.7.3$Linux_X86_64 LibreOffice_project/00m0$Build-3</meta:generator>
  </office:meta>
</office:document-meta>
</file>